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2pt" officeooo:rsid="00a3a2fd" officeooo:paragraph-rsid="00a3a2fd" style:font-size-asian="10.5pt" style:font-size-complex="12pt"/>
    </style:style>
    <style:style style:name="P2" style:family="paragraph" style:parent-style-name="Standard">
      <style:text-properties style:font-name="Bookman Old Style" fo:font-size="12pt" officeooo:rsid="00a3dc49" officeooo:paragraph-rsid="00a3dc49" style:font-size-asian="10.5pt" style:font-size-complex="12pt"/>
    </style:style>
    <style:style style:name="P3" style:family="paragraph" style:parent-style-name="Standard">
      <style:text-properties style:font-name="Bookman Old Style" fo:font-size="12pt" officeooo:rsid="00a3f653" officeooo:paragraph-rsid="00a3f65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</text:p>
      <text:p text:style-name="P1">tiefling</text:p>
      <text:p text:style-name="P1">fought on the side of the Sister in the civil war</text:p>
      <text:p text:style-name="P1">33-35</text:p>
      <text:p text:style-name="P1"/>
      <text:p text:style-name="P2">orphan suprise you with stuff</text:p>
      <text:p text:style-name="P1">became soldier at 18</text:p>
      <text:p text:style-name="P1">knighted by a Vobazein</text:p>
      <text:p text:style-name="P1">became knight at 23</text:p>
      <text:p text:style-name="P1">fucked it up when you were 27 opps no more knight</text:p>
      <text:p text:style-name="P2">battle became infamus</text:p>
      <text:p text:style-name="P2">laying low wandering knight (ronin) poor as shit.</text:p>
      <text:p text:style-name="P3">Vobazein is ok parential figure</text:p>
      <text:p text:style-name="P2">7 people other than astrid or the guy survived 9 total</text:p>
      <text:p text:style-name="P2">4 people know you</text:p>
      <text:p text:style-name="P2">1 a squire maybe</text:p>
      <text:p text:style-name="P2">2</text:p>
      <text:p text:style-name="P2">3</text:p>
      <text:p text:style-name="P2">4</text:p>
      <text:p text:style-name="P3">going east for merc work for money (hungy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2:22:42.499088800</meta:creation-date>
    <meta:generator>LibreOffice/25.2.6.2$Windows_X86_64 LibreOffice_project/729c5bfe710f5eb71ed3bbde9e06a6065e9c6c5d</meta:generator>
    <dc:date>2025-11-03T12:25:41.441833600</dc:date>
    <meta:editing-duration>PT2M59S</meta:editing-duration>
    <meta:editing-cycles>1</meta:editing-cycles>
    <meta:document-statistic meta:table-count="0" meta:image-count="0" meta:object-count="0" meta:page-count="1" meta:paragraph-count="19" meta:word-count="88" meta:character-count="438" meta:non-whitespace-character-count="369"/>
  </office:meta>
</office:document-meta>
</file>